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3102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783in"/>
    </style:style>
    <style:style style:name="co19" style:family="table-column">
      <style:table-column-properties fo:break-before="auto" style:column-width="0.6217in"/>
    </style:style>
    <style:style style:name="co20" style:family="table-column">
      <style:table-column-properties fo:break-before="auto" style:column-width="0.213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5" style:family="table-cell" style:parent-style-name="Default" style:data-style-name="N122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"/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0" style:family="table-cell" style:parent-style-name="Default">
      <style:table-cell-properties style:vertical-align="top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4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8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6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8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0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2"/>
        <table:table-column table:style-name="co13" table:default-cell-style-name="Default"/>
        <table:table-column table:style-name="co14" table:default-cell-style-name="ce75"/>
        <table:table-column table:style-name="co15" table:default-cell-style-name="ce64"/>
        <table:table-column table:style-name="co15" table:default-cell-style-name="Default"/>
        <table:table-column table:style-name="co6" table:default-cell-style-name="Default"/>
        <table:table-column table:style-name="co12" table:default-cell-style-name="ce12"/>
        <table:table-column table:style-name="co13" table:default-cell-style-name="Default"/>
        <table:table-column table:style-name="co14" table:default-cell-style-name="ce75"/>
        <table:table-column table:style-name="co16" table:default-cell-style-name="ce64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866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2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4" office:value-type="string" calcext:value-type="string">
            <text:p>Terminología Especializada en Documentos Jurídicos</text:p>
          </table:table-cell>
          <table:table-cell table:number-columns-repeated="29"/>
          <table:table-cell table:style-name="ce96"/>
          <table:table-cell table:number-columns-repeated="4"/>
          <table:table-cell table:style-name="ce81"/>
          <table:table-cell table:number-columns-repeated="865"/>
        </table:table-row>
        <table:table-row table:style-name="ro4">
          <table:table-cell/>
          <table:table-cell table:style-name="ce56" office:value-type="string" calcext:value-type="string">
            <text:p>7A_First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3"/>
        </table:table-row>
        <table:table-row table:style-name="ro5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6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54"/>
          <table:table-cell table:number-columns-repeated="5"/>
          <table:table-cell table:style-name="ce54"/>
          <table:table-cell table:number-columns-repeated="5"/>
          <table:table-cell table:style-name="ce1"/>
          <table:table-cell table:number-columns-repeated="870"/>
        </table:table-row>
        <table:table-row table:style-name="ro6">
          <table:table-cell table:number-columns-repeated="902"/>
        </table:table-row>
        <table:table-row table:style-name="ro7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68"/>
          <table:table-cell table:style-name="ce16"/>
          <table:table-cell table:style-name="ce1" table:number-columns-repeated="2"/>
          <table:table-cell table:style-name="ce51"/>
          <table:table-cell/>
          <table:table-cell table:style-name="ce68"/>
          <table:table-cell table:style-name="ce16"/>
          <table:table-cell table:style-name="ce1" table:number-columns-repeated="874"/>
        </table:table-row>
        <table:table-row table:style-name="ro8">
          <table:table-cell table:number-columns-repeated="4"/>
          <table:table-cell table:style-name="ce23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23"/>
          <table:table-cell table:style-name="ce1"/>
          <table:table-cell table:style-name="ce51"/>
          <table:table-cell/>
          <table:table-cell table:style-name="ce58" office:value-type="string" calcext:value-type="string">
            <text:p>Week 01</text:p>
          </table:table-cell>
          <table:table-cell table:number-columns-repeated="2"/>
          <table:table-cell table:style-name="ce51"/>
          <table:table-cell/>
          <table:table-cell table:style-name="ce84" office:value-type="string" calcext:value-type="string">
            <text:p>Week 02</text:p>
          </table:table-cell>
          <table:table-cell table:number-columns-repeated="3"/>
          <table:table-cell table:style-name="ce51"/>
          <table:table-cell/>
          <table:table-cell table:style-name="ce84" office:value-type="string" calcext:value-type="string">
            <text:p>Week 03</text:p>
          </table:table-cell>
          <table:table-cell table:number-columns-repeated="3"/>
          <table:table-cell table:style-name="ce51"/>
          <table:table-cell/>
          <table:table-cell table:style-name="ce58" office:value-type="string" calcext:value-type="string">
            <text:p>Week 04</text:p>
          </table:table-cell>
          <table:table-cell table:number-columns-repeated="869"/>
        </table:table-row>
        <table:table-row table:style-name="ro9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23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/>
          <table:table-cell table:style-name="ce22"/>
          <table:table-cell table:number-columns-repeated="3"/>
          <table:table-cell table:style-name="ce1"/>
          <table:table-cell table:number-columns-repeated="3"/>
          <table:table-cell table:style-name="ce83"/>
          <table:table-cell table:style-name="ce12"/>
          <table:table-cell table:style-name="ce1"/>
          <table:table-cell table:number-columns-repeated="4"/>
          <table:table-cell table:style-name="ce83"/>
          <table:table-cell table:number-columns-repeated="865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/>
          <table:table-cell table:style-name="ce89"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83" office:value-type="string" calcext:value-type="string">
            <text:p>Weekly</text:p>
          </table:table-cell>
          <table:table-cell/>
          <table:table-cell table:style-name="ce83"/>
          <table:table-cell table:number-columns-repeated="865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rst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83"/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5" office:value-type="string" calcext:value-type="string">
            <text:p>HW_01.1</text:p>
          </table:table-cell>
          <table:table-cell table:style-name="ce90" office:value-type="string" calcext:value-type="string">
            <text:p>Prezy</text:p>
          </table:table-cell>
          <table:table-cell table:style-name="ce83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85" office:value-type="string" calcext:value-type="string">
            <text:p>HW_02.1</text:p>
          </table:table-cell>
          <table:table-cell table:style-name="ce78" office:value-type="string" calcext:value-type="string">
            <text:p>HW_02.2</text:p>
          </table:table-cell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5" office:value-type="string" calcext:value-type="string">
            <text:p>HW_03.1</text:p>
          </table:table-cell>
          <table:table-cell table:style-name="ce83" office:value-type="string" calcext:value-type="string">
            <text:p>HW_03.2</text:p>
          </table:table-cell>
          <table:table-cell table:style-name="ce83" office:value-type="string" calcext:value-type="string">
            <text:p>Particip.</text:p>
          </table:table-cell>
          <table:table-cell/>
          <table:table-cell table:style-name="ce83"/>
          <table:table-cell table:number-columns-repeated="865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6"/>
          <table:table-cell table:style-name="ce90"/>
          <table:table-cell table:style-name="ce83" table:number-columns-repeated="2"/>
          <table:table-cell table:style-name="ce53"/>
          <table:table-cell table:style-name="ce79"/>
          <table:table-cell table:style-name="ce86"/>
          <table:table-cell table:style-name="ce95"/>
          <table:table-cell table:style-name="ce83" table:number-columns-repeated="2"/>
          <table:table-cell table:style-name="ce53"/>
          <table:table-cell table:style-name="ce79"/>
          <table:table-cell table:style-name="ce80" table:number-columns-repeated="2"/>
          <table:table-cell table:style-name="ce83"/>
          <table:table-cell table:number-columns-repeated="867"/>
        </table:table-row>
        <table:table-row table:style-name="ro1">
          <table:table-cell/>
          <table:table-cell table:style-name="ce3"/>
          <table:table-cell table:style-name="ce12"/>
          <table:table-cell table:style-name="ce15"/>
          <table:table-cell table:style-name="ce68"/>
          <table:table-cell table:number-columns-repeated="5"/>
          <table:table-cell table:style-name="ce12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3"/>
          <table:table-cell table:style-name="ce22"/>
          <table:table-cell table:style-name="ce64" table:number-columns-repeated="2"/>
          <table:table-cell table:number-columns-repeated="4"/>
          <table:table-cell table:style-name="ce64" table:number-columns-repeated="2"/>
          <table:table-cell table:style-name="ce12"/>
          <table:table-cell/>
          <table:table-cell table:style-name="ce64" table:number-columns-repeated="3"/>
          <table:table-cell table:style-name="ce1"/>
          <table:table-cell table:number-columns-repeated="866"/>
        </table:table-row>
        <table:table-row table:style-name="ro11">
          <table:table-cell/>
          <table:table-cell table:style-name="ce3"/>
          <table:table-cell table:style-name="ce12"/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2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3"/>
          <table:table-cell table:style-name="ce22"/>
          <table:table-cell table:style-name="ce64" table:number-columns-repeated="2"/>
          <table:table-cell table:number-columns-repeated="4"/>
          <table:table-cell table:style-name="ce64" table:number-columns-repeated="2"/>
          <table:table-cell table:style-name="ce12"/>
          <table:table-cell/>
          <table:table-cell table:style-name="ce64" table:number-columns-repeated="3"/>
          <table:table-cell table:style-name="ce1"/>
          <table:table-cell table:number-columns-repeated="866"/>
        </table:table-row>
        <table:table-row table:style-name="ro1" table:number-rows-repeated="2">
          <table:table-cell/>
          <table:table-cell table:style-name="ce3"/>
          <table:table-cell table:style-name="ce12"/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2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3"/>
          <table:table-cell table:style-name="ce22"/>
          <table:table-cell table:style-name="ce64" table:number-columns-repeated="2"/>
          <table:table-cell table:number-columns-repeated="4"/>
          <table:table-cell table:style-name="ce64" table:number-columns-repeated="2"/>
          <table:table-cell table:style-name="ce12"/>
          <table:table-cell/>
          <table:table-cell table:style-name="ce64" table:number-columns-repeated="3"/>
          <table:table-cell table:style-name="ce1"/>
          <table:table-cell table:number-columns-repeated="866"/>
        </table:table-row>
        <table:table-row table:style-name="ro1">
          <table:table-cell/>
          <table:table-cell table:style-name="ce3"/>
          <table:table-cell table:style-name="ce12"/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12"/>
          <table:table-cell table:style-name="ce64" table:number-columns-repeated="2"/>
          <table:table-cell table:number-columns-repeated="2"/>
          <table:table-cell table:style-name="ce73"/>
          <table:table-cell table:style-name="ce64" table:number-columns-repeated="2"/>
          <table:table-cell table:number-columns-repeated="2"/>
          <table:table-cell table:style-name="ce87"/>
          <table:table-cell table:style-name="ce76"/>
          <table:table-cell table:style-name="ce64" table:number-columns-repeated="2"/>
          <table:table-cell table:number-columns-repeated="2"/>
          <table:table-cell table:style-name="ce87"/>
          <table:table-cell table:style-name="ce73"/>
          <table:table-cell table:style-name="ce64" table:number-columns-repeated="2"/>
          <table:table-cell table:style-name="ce12"/>
          <table:table-cell/>
          <table:table-cell table:style-name="ce73" table:number-columns-repeated="2"/>
          <table:table-cell table:style-name="ce64"/>
          <table:table-cell table:style-name="ce1"/>
          <table:table-cell table:number-columns-repeated="866"/>
        </table:table-row>
        <table:table-row table:style-name="ro3">
          <table:table-cell/>
          <table:table-cell table:style-name="ce3"/>
          <table:table-cell table:style-name="ce12"/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2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3"/>
          <table:table-cell table:style-name="ce22"/>
          <table:table-cell table:style-name="ce64" table:number-columns-repeated="2"/>
          <table:table-cell table:number-columns-repeated="4"/>
          <table:table-cell table:style-name="ce64" table:number-columns-repeated="2"/>
          <table:table-cell table:style-name="ce12"/>
          <table:table-cell/>
          <table:table-cell table:style-name="ce64" table:number-columns-repeated="3"/>
          <table:table-cell table:style-name="ce1"/>
          <table:table-cell table:number-columns-repeated="866"/>
        </table:table-row>
        <table:table-row table:style-name="ro1">
          <table:table-cell/>
          <table:table-cell table:style-name="ce3"/>
          <table:table-cell table:style-name="ce9"/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/>
          <table:table-cell table:style-name="ce64" table:number-columns-repeated="2"/>
          <table:table-cell table:style-name="ce9"/>
          <table:table-cell/>
          <table:table-cell table:style-name="ce64" table:number-columns-repeated="3"/>
          <table:table-cell table:style-name="ce9"/>
          <table:table-cell table:number-columns-repeated="2"/>
          <table:table-cell table:style-name="ce22"/>
          <table:table-cell table:style-name="ce64" table:number-columns-repeated="2"/>
          <table:table-cell table:style-name="ce9"/>
          <table:table-cell table:number-columns-repeated="3"/>
          <table:table-cell table:style-name="ce64" table:number-columns-repeated="2"/>
          <table:table-cell table:style-name="ce9"/>
          <table:table-cell/>
          <table:table-cell table:style-name="ce64" table:number-columns-repeated="3"/>
          <table:table-cell table:style-name="ce1"/>
          <table:table-cell table:number-columns-repeated="866"/>
        </table:table-row>
        <table:table-row table:style-name="ro1">
          <table:table-cell/>
          <table:table-cell table:style-name="ce3"/>
          <table:table-cell table:style-name="ce12"/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12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3"/>
          <table:table-cell table:style-name="ce22"/>
          <table:table-cell table:style-name="ce64" table:number-columns-repeated="2"/>
          <table:table-cell table:number-columns-repeated="4"/>
          <table:table-cell table:style-name="ce64"/>
          <table:table-cell/>
          <table:table-cell table:style-name="ce12"/>
          <table:table-cell/>
          <table:table-cell table:style-name="ce64" table:number-columns-repeated="3"/>
          <table:table-cell table:number-columns-repeated="867"/>
        </table:table-row>
        <table:table-row table:style-name="ro1" table:number-rows-repeated="6">
          <table:table-cell/>
          <table:table-cell table:style-name="ce3"/>
          <table:table-cell table:style-name="ce12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2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3"/>
          <table:table-cell table:style-name="ce22"/>
          <table:table-cell table:style-name="ce64" table:number-columns-repeated="2"/>
          <table:table-cell table:number-columns-repeated="4"/>
          <table:table-cell table:style-name="ce64"/>
          <table:table-cell/>
          <table:table-cell table:style-name="ce12"/>
          <table:table-cell/>
          <table:table-cell table:style-name="ce64" table:number-columns-repeated="3"/>
          <table:table-cell table:number-columns-repeated="867"/>
        </table:table-row>
        <table:table-row table:style-name="ro1">
          <table:table-cell/>
          <table:table-cell table:style-name="ce3"/>
          <table:table-cell table:style-name="ce12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2"/>
          <table:table-cell table:style-name="ce64" table:number-columns-repeated="2"/>
          <table:table-cell table:number-columns-repeated="2"/>
          <table:table-cell table:style-name="ce16"/>
          <table:table-cell table:style-name="ce64" table:number-columns-repeated="2"/>
          <table:table-cell table:number-columns-repeated="2"/>
          <table:table-cell table:style-name="ce68"/>
          <table:table-cell table:style-name="ce22"/>
          <table:table-cell table:style-name="ce64" table:number-columns-repeated="2"/>
          <table:table-cell table:number-columns-repeated="2"/>
          <table:table-cell table:style-name="ce87"/>
          <table:table-cell/>
          <table:table-cell table:style-name="ce64"/>
          <table:table-cell/>
          <table:table-cell table:style-name="ce12"/>
          <table:table-cell/>
          <table:table-cell table:style-name="ce16"/>
          <table:table-cell table:style-name="ce64" table:number-columns-repeated="2"/>
          <table:table-cell table:number-columns-repeated="867"/>
        </table:table-row>
        <table:table-row table:style-name="ro1">
          <table:table-cell/>
          <table:table-cell table:style-name="ce3"/>
          <table:table-cell table:style-name="ce12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2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3"/>
          <table:table-cell table:style-name="ce22"/>
          <table:table-cell table:style-name="ce64" table:number-columns-repeated="2"/>
          <table:table-cell table:number-columns-repeated="4"/>
          <table:table-cell table:style-name="ce64"/>
          <table:table-cell/>
          <table:table-cell table:style-name="ce12"/>
          <table:table-cell/>
          <table:table-cell table:style-name="ce64" table:number-columns-repeated="3"/>
          <table:table-cell table:number-columns-repeated="867"/>
        </table:table-row>
        <table:table-row table:style-name="ro1">
          <table:table-cell/>
          <table:table-cell table:style-name="ce3"/>
          <table:table-cell table:style-name="ce12"/>
          <table:table-cell/>
          <table:table-cell table:style-name="ce68"/>
          <table:table-cell table:number-columns-repeated="5"/>
          <table:table-cell table:style-name="ce12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3"/>
          <table:table-cell table:style-name="ce22"/>
          <table:table-cell table:style-name="ce64" table:number-columns-repeated="2"/>
          <table:table-cell table:number-columns-repeated="4"/>
          <table:table-cell table:style-name="ce64"/>
          <table:table-cell/>
          <table:table-cell table:style-name="ce12"/>
          <table:table-cell/>
          <table:table-cell table:style-name="ce64" table:number-columns-repeated="3"/>
          <table:table-cell table:number-columns-repeated="867"/>
        </table:table-row>
        <table:table-row table:style-name="ro1">
          <table:table-cell/>
          <table:table-cell table:style-name="ce3"/>
          <table:table-cell table:style-name="ce12"/>
          <table:table-cell table:number-columns-repeated="7"/>
          <table:table-cell table:style-name="ce12"/>
          <table:table-cell table:number-columns-repeated="5"/>
          <table:table-cell table:style-name="ce64"/>
          <table:table-cell table:number-columns-repeated="4"/>
          <table:table-cell table:style-name="ce22"/>
          <table:table-cell table:style-name="ce64"/>
          <table:table-cell table:number-columns-repeated="5"/>
          <table:table-cell table:style-name="ce64"/>
          <table:table-cell/>
          <table:table-cell table:style-name="ce12"/>
          <table:table-cell table:number-columns-repeated="87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69"/>
          <table:table-cell table:number-columns-repeated="897"/>
        </table:table-row>
        <table:table-row table:style-name="ro1" table:number-rows-repeated="1048542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04T18:16:28.193382641</dc:date>
    <meta:editing-duration>P2DT14H9M19S</meta:editing-duration>
    <meta:editing-cycles>460</meta:editing-cycles>
    <meta:generator>LibreOffice/7.3.7.2$Linux_X86_64 LibreOffice_project/30$Build-2</meta:generator>
    <meta:document-statistic meta:table-count="1" meta:cell-count="41" meta:object-count="0"/>
  </office:meta>
</office:document-meta>
</file>